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98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text-outline="false" style:text-line-through-style="none" style:text-line-through-type="none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fo:border-bottom="0.06pt solid #000000" fo:background-color="#ffff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fo:border-bottom="0.06pt solid #000000" fo:background-color="#ffff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26pt solid #000000" fo:border-right="0.26pt solid #000000" fo:border-top="0.06pt solid #000000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1">
      <style:table-cell-properties fo:border-bottom="0.06pt solid #000000" fo:background-color="#ffff00" fo:border-left="0.26pt solid #000000" fo:border-right="0.26pt solid #000000" fo:border-top="0.06pt solid #000000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2pt" fo:font-style="italic" fo:language="en" fo:country="US" style:language-asian="en" style:country-asian="US" style:language-complex="ar" style:country-complex="SA" style:font-name-asian="Calibri" style:font-name-complex="Times New Roman" style:font-size-asian="11pt" style:font-size-complex="11pt"/>
    </style:style>
    <style:style style:name="T2" style:family="text">
      <style:text-properties style:use-window-font-color="true" style:font-name="Times New Roman" fo:font-size="12pt" fo:language="en" fo:country="US" style:language-asian="en" style:country-asian="US" style:language-complex="ar" style:country-complex="SA" style:font-name-asian="Calibri" style:font-name-complex="Times New Roman" style:font-size-asian="11pt" style:font-size-complex="11pt"/>
    </style:style>
    <style:style style:name="T3" style:family="text">
      <style:text-properties style:use-window-font-color="true" style:font-name="Times New Roman" fo:font-size="12pt" fo:language="en" fo:country="US" style:language-asian="en" style:country-asian="US" style:language-complex="ar" style:country-complex="SA" style:font-name-asian="Calibri" style:font-name-complex="Times New Roman" style:font-size-asian="11pt" style:font-size-complex="11pt" fo:font-style="italic"/>
    </style:style>
    <style:style style:name="T4" style:family="text">
      <style:text-properties style:use-window-font-color="true" style:font-name="Symbol" fo:font-size="12pt" fo:font-style="italic" fo:language="ru" fo:country="RU" style:language-asian="en" style:country-asian="US" style:language-complex="ar" style:country-complex="SA" style:font-name-asian="Symbol" style:font-name-complex="Symbol" style:font-size-asian="11pt" style:font-size-complex="11pt"/>
    </style:style>
    <style:style style:name="T5" style:family="text">
      <style:text-properties style:use-window-font-color="true" fo:font-size="12pt" fo:font-style="italic" style:language-asian="en" style:country-asian="US" style:language-complex="ar" style:country-complex="SA" style:font-size-asian="11pt" style:font-size-complex="11pt" style:font-name="Times New Roman" style:text-position="sub 58%" fo:language="en" fo:country="US" style:font-name-asian="Calibri" style:font-name-complex="Times New Roman"/>
    </style:style>
    <style:style style:name="T6" style:family="text">
      <style:text-properties style:use-window-font-color="true" fo:font-size="12pt" style:language-asian="en" style:country-asian="US" style:language-complex="ar" style:country-complex="SA" style:font-size-asian="11pt" style:font-size-complex="11pt" style:font-name="Times New Roman" fo:language="en" fo:country="US" style:font-name-asian="Calibri" style:font-name-complex="Times New Roman"/>
    </style:style>
    <style:style style:name="T7" style:family="text">
      <style:text-properties style:use-window-font-color="true" fo:font-size="12pt" style:language-asian="en" style:country-asian="US" style:language-complex="ar" style:country-complex="SA" style:font-size-asian="11pt" style:font-size-complex="11pt" style:font-name="Times New Roman" style:font-name-asian="Calibri" style:font-name-complex="Times New Roman" fo:language="ru" fo:country="RU"/>
    </style:style>
    <style:style style:name="T8" style:family="text">
      <style:text-properties style:use-window-font-color="true" fo:font-size="12pt" style:language-asian="en" style:country-asian="US" style:language-complex="ar" style:country-complex="SA" style:font-size-asian="11pt" style:font-size-complex="11pt" style:font-name="Times New Roman" style:font-name-asian="Calibri" style:font-name-complex="Times New Roman" fo:language="ru" fo:country="RU" style:text-position="super 58%"/>
    </style:style>
    <style:style style:name="T9" style:family="text">
      <style:text-properties style:font-name="Liberation Sans1"/>
    </style:style>
    <style:style style:name="T10" style:family="text">
      <style:text-properties style:use-window-font-color="true" style:font-name="Times New Roman" fo:font-size="12pt" fo:language="ru" fo:country="RU" style:language-asian="en" style:country-asian="US" style:language-complex="ar" style:country-complex="SA" style:font-name-asian="Calibri" style:font-name-complex="Times New Roman" style:font-size-asian="11pt" style:font-size-complex="11pt"/>
    </style:style>
    <style:style style:name="T11" style:family="text">
      <style:text-properties style:use-window-font-color="true" style:font-name="Times New Roman" fo:font-size="12pt" fo:language="ru" fo:country="RU" style:language-asian="en" style:country-asian="US" style:language-complex="ar" style:country-complex="SA" style:font-name-asian="Calibri" style:font-name-complex="Times New Roman" style:font-size-asian="11pt" style:font-size-complex="11pt" style:text-position="super 58%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 table:number-columns-spanned="3" table:number-rows-spanned="1">
            <text:p>ΔJ = +1 (R-ветвь)</text:p>
          </table:table-cell>
          <table:covered-table-cell/>
          <table:covered-table-cell table:style-name="ce2"/>
          <table:table-cell table:style-name="ce1" office:value-type="string" calcext:value-type="string" table:number-columns-spanned="2" table:number-rows-spanned="1">
            <text:p>ΔJ = –1 (P-ветвь)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2" table:number-rows-spanned="1">
            <text:p><text:span text:style-name="T1">J</text:span><text:span text:style-name="T2">″ </text:span>→<text:span text:style-name="T2"> </text:span><text:span text:style-name="T3">J</text:span><text:span text:style-name="T2">′ </text:span></text:p>
          </table:table-cell>
          <table:covered-table-cell/>
          <table:table-cell table:style-name="ce4" office:value-type="string" calcext:value-type="string">
            <text:p><text:span text:style-name="T4"></text:span><text:span text:style-name="T5">R</text:span><text:span text:style-name="T6">, </text:span><text:span text:style-name="T7">см</text:span><text:span text:style-name="T8">–1</text:span></text:p>
          </table:table-cell>
          <table:table-cell table:style-name="ce2" office:value-type="string" calcext:value-type="string">
            <text:p><text:span text:style-name="T1">J</text:span><text:span text:style-name="T2">″ </text:span>→<text:span text:style-name="T2"> </text:span><text:span text:style-name="T3">J</text:span><text:span text:style-name="T2">′ </text:span></text:p>
          </table:table-cell>
          <table:table-cell table:style-name="ce4" office:value-type="string" calcext:value-type="string">
            <text:p><text:span text:style-name="T4"></text:span><text:span text:style-name="T5">P</text:span><text:span text:style-name="T6"> , </text:span><text:span text:style-name="T7">см</text:span><text:span text:style-name="T8">–1</text:span>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0→1</text:p>
          </table:table-cell>
          <table:covered-table-cell/>
          <table:table-cell table:style-name="ce5" office:value-type="float" office:value="2349.7" calcext:value-type="float">
            <text:p>2349.7</text:p>
          </table:table-cell>
          <table:table-cell office:value-type="string" calcext:value-type="string">
            <text:p>1→0</text:p>
          </table:table-cell>
          <table:table-cell office:value-type="float" office:value="2347.4" calcext:value-type="float">
            <text:p>2347.4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1→2</text:p>
          </table:table-cell>
          <table:covered-table-cell/>
          <table:table-cell table:style-name="ce5" office:value-type="float" office:value="2351" calcext:value-type="float">
            <text:p>2351.0</text:p>
          </table:table-cell>
          <table:table-cell office:value-type="string" calcext:value-type="string">
            <text:p>2→1</text:p>
          </table:table-cell>
          <table:table-cell office:value-type="float" office:value="2345.5" calcext:value-type="float">
            <text:p>2345.5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2→3</text:p>
          </table:table-cell>
          <table:covered-table-cell/>
          <table:table-cell table:style-name="ce6" office:value-type="float" office:value="2352.8" calcext:value-type="float">
            <text:p>2352.8</text:p>
          </table:table-cell>
          <table:table-cell office:value-type="string" calcext:value-type="string">
            <text:p>3→2</text:p>
          </table:table-cell>
          <table:table-cell office:value-type="float" office:value="2344" calcext:value-type="float">
            <text:p>2344.0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3→4</text:p>
          </table:table-cell>
          <table:covered-table-cell/>
          <table:table-cell table:style-name="ce6" office:value-type="float" office:value="2354.2" calcext:value-type="float">
            <text:p>2354.2</text:p>
          </table:table-cell>
          <table:table-cell office:value-type="string" calcext:value-type="string">
            <text:p>4→3</text:p>
          </table:table-cell>
          <table:table-cell office:value-type="float" office:value="2342.4" calcext:value-type="float">
            <text:p>2342.4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4→5</text:p>
          </table:table-cell>
          <table:covered-table-cell/>
          <table:table-cell table:style-name="ce6" office:value-type="float" office:value="2355.6" calcext:value-type="float">
            <text:p>2355.6</text:p>
          </table:table-cell>
          <table:table-cell office:value-type="string" calcext:value-type="string">
            <text:p>5→4</text:p>
          </table:table-cell>
          <table:table-cell office:value-type="float" office:value="2340.8" calcext:value-type="float">
            <text:p>2340.8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5→6</text:p>
          </table:table-cell>
          <table:covered-table-cell/>
          <table:table-cell table:style-name="ce6" office:value-type="float" office:value="2357" calcext:value-type="float">
            <text:p>2357.0</text:p>
          </table:table-cell>
          <table:table-cell office:value-type="string" calcext:value-type="string">
            <text:p>6→5</text:p>
          </table:table-cell>
          <table:table-cell office:value-type="float" office:value="2339" calcext:value-type="float">
            <text:p>2339.0</text:p>
          </table:table-cell>
        </table:table-row>
        <table:table-row table:style-name="ro4">
          <table:table-cell table:number-columns-repeated="3"/>
          <table:table-cell table:style-name="Default" table:number-columns-repeated="2"/>
        </table:table-row>
        <table:table-row table:style-name="ro5">
          <table:table-cell table:number-columns-repeated="3"/>
          <table:table-cell table:style-name="ce7" office:value-type="string" calcext:value-type="string">
            <text:p><text:span text:style-name="T9">ΔF’</text:span> <text:span text:style-name="T10">см</text:span><text:span text:style-name="T11">–1</text:span></text:p>
          </table:table-cell>
          <table:table-cell table:style-name="ce7" office:value-type="string" calcext:value-type="string">
            <text:p><text:span text:style-name="T12"> </text:span><text:span text:style-name="T13">ΔF“</text:span><text:span text:style-name="T10">см</text:span><text:span text:style-name="T11">–1</text:span></text:p>
          </table:table-cell>
        </table:table-row>
        <table:table-row table:style-name="ro3">
          <table:table-cell table:number-columns-repeated="3"/>
          <table:table-cell table:style-name="ce8" table:formula="of:=[.C3]-[.E4]" office:value-type="float" office:value="4.19999999999982" calcext:value-type="float">
            <text:p>4.2</text:p>
          </table:table-cell>
          <table:table-cell table:style-name="ce8" table:formula="of:=[.C4]-[.E3]" office:value-type="float" office:value="3.59999999999991" calcext:value-type="float">
            <text:p>3.6</text:p>
          </table:table-cell>
        </table:table-row>
        <table:table-row table:style-name="ro3">
          <table:table-cell table:number-columns-repeated="3"/>
          <table:table-cell table:style-name="ce8" table:formula="of:=[.C4]-[.E5]" office:value-type="float" office:value="7" calcext:value-type="float">
            <text:p>7.0</text:p>
          </table:table-cell>
          <table:table-cell table:style-name="ce8" table:formula="of:=[.C5]-[.E4]" office:value-type="float" office:value="7.30000000000018" calcext:value-type="float">
            <text:p>7.3</text:p>
          </table:table-cell>
        </table:table-row>
        <table:table-row table:style-name="ro3">
          <table:table-cell table:number-columns-repeated="3"/>
          <table:table-cell table:style-name="ce8" table:formula="of:=[.C5]-[.E6]" office:value-type="float" office:value="10.4000000000001" calcext:value-type="float">
            <text:p>10.4</text:p>
          </table:table-cell>
          <table:table-cell table:style-name="ce8" table:formula="of:=[.C6]-[.E5]" office:value-type="float" office:value="10.1999999999998" calcext:value-type="float">
            <text:p>10.2</text:p>
          </table:table-cell>
        </table:table-row>
        <table:table-row table:style-name="ro3">
          <table:table-cell table:number-columns-repeated="3"/>
          <table:table-cell table:style-name="ce8" table:formula="of:=[.C6]-[.E7]" office:value-type="float" office:value="13.3999999999996" calcext:value-type="float">
            <text:p>13.4</text:p>
          </table:table-cell>
          <table:table-cell table:style-name="ce8" table:formula="of:=[.C7]-[.E6]" office:value-type="float" office:value="13.1999999999998" calcext:value-type="float">
            <text:p>13.2</text:p>
          </table:table-cell>
        </table:table-row>
        <table:table-row table:style-name="ro3">
          <table:table-cell table:number-columns-repeated="3"/>
          <table:table-cell table:style-name="ce8" table:formula="of:=[.C7]-[.E8]" office:value-type="float" office:value="16.5999999999999" calcext:value-type="float">
            <text:p>16.6</text:p>
          </table:table-cell>
          <table:table-cell table:style-name="ce8" table:formula="of:=[.C8]-[.E7]" office:value-type="float" office:value="16.1999999999998" calcext:value-type="float">
            <text:p>1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4:12:47.904818640</meta:creation-date>
    <dc:date>2024-10-02T14:19:40.767016465</dc:date>
    <meta:editing-duration>PT6M51S</meta:editing-duration>
    <meta:editing-cycles>3</meta:editing-cycles>
    <meta:generator>LibreOffice/7.4.7.2$Linux_X86_64 LibreOffice_project/40$Build-2</meta:generator>
    <meta:document-statistic meta:table-count="1" meta:cell-count="42" meta:object-count="0"/>
  </office:meta>
</office:document-meta>
</file>